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imple role management</text:p>
          </table:table-cell>
          <table:table-cell table:style-name="ce7" table:number-columns-repeated="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74.5" calcext:value-type="float">
            <text:p>74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105.5" calcext:value-type="float">
            <text:p>105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.00.0000</text:date>, <text:time style:data-style-name="N2" text:time-value="13:44:28.9146869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2-22T16:11:06.419611354</dc:date>
    <meta:editing-duration>PT5H36M49S</meta:editing-duration>
    <meta:editing-cycles>37</meta:editing-cycles>
    <meta:generator>LibreOffice/6.0.7.3$Linux_X86_64 LibreOffice_project/00m0$Build-3</meta:generator>
    <meta:document-statistic meta:table-count="1" meta:cell-count="69" meta:object-count="0"/>
  </office:meta>
</office:document-meta>
</file>